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3.57cm" style:rel-column-width="13778*"/>
    </style:style>
    <style:style style:name="Tabella33.B" style:family="table-column">
      <style:table-column-properties style:column-width="13.411cm" style:rel-column-width="51757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2c03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1pt" officeooo:rsid="000b2db3" officeooo:paragraph-rsid="000b2db3" style:font-name-asian="Times New Roman1" style:font-size-asian="11pt" style:font-name-complex="Times New Roman1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92c0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rsid="000b2db3" officeooo:paragraph-rsid="000b2db3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92c0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0b2db3" officeooo:paragraph-rsid="000b2db3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11pt" fo:font-style="italic" officeooo:paragraph-rsid="00092c03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" fo:font-size="11pt" officeooo:rsid="000b2db3" officeooo:paragraph-rsid="000b2db3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0b2db3" officeooo:paragraph-rsid="000d0b94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ce128" officeooo:paragraph-rsid="000ce128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b2db3"/>
    </style:style>
    <style:style style:name="T2" style:family="text">
      <style:text-properties officeooo:rsid="000ce128"/>
    </style:style>
    <style:style style:name="T3" style:family="text">
      <style:text-properties officeooo:rsid="000d0b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2">Mostra</text:span> tirocinant<text:span text:style-name="T2">i</text:span></text:p>
            <text:p text:style-name="P4"/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0"><text:span text:style-name="T3">Responsabile scientifico</text:span></text:p>
          </table:table-cell>
        </table:table-row>
        <table:table-row table:style-name="Tabella33.2">
          <table:table-cell table:style-name="Tabella33.A2" office:value-type="string">
            <text:p text:style-name="P8">Entry condition</text:p>
          </table:table-cell>
          <table:table-cell table:style-name="Tabella33.B2" office:value-type="string">
            <text:p text:style-name="P9">L'utente deve essere riconosciuto come impiegato dell'asilo.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6">1. <text:span text:style-name="T3">Il responsabile</text:span><text:span text:style-name="T1"> accede alla sezione per visualizzare i tirocinanti.</text:span></text:p>
            <text:p text:style-name="P6"/>
            <text:p text:style-name="P6">2. <text:span text:style-name="T1">Il sistema restituisce l'elenco dei tirocinanti al </text:span><text:span text:style-name="T3">responsabile</text:span><text:span text:style-name="T1">. La lista conterrà tirocinanti in attività e quelli che non sono in <text:s/>attività.</text:span> </text:p>
            <text:p text:style-name="P6"/>
            <text:p text:style-name="P6">3. <text:s/><text:span text:style-name="T3">Il responsabile</text:span><text:span text:style-name="T1"> visualizza la lista dei tirocinanti, legge le informazioni che gli servono ed esce dalla funzione.</text:span></text:p>
            <text:p text:style-name="P6"><text:s/>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La finestra contenente la lista dei tirocinanti viene chiusa.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2"><text:span text:style-name="T3">Il responsabile</text:span> visualizza un errore che spiega il perchè non si può accedere alla lista dei tirocinanti.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7"><text:span text:style-name="T3">Il responsabile</text:span> visualizza la lista entro 20 secondi.</text:p>
          </table:table-cell>
        </table:table-row>
      </table:table>
      <text:p text:style-name="P11">UC 7: Mostra la lista di tutti i tirocinanti, sia quelli che sono in attività, sia quelli che non sono più in attività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9:59:18.74</meta:creation-date>
    <meta:editing-duration>P0D</meta:editing-duration>
    <meta:editing-cycles>4</meta:editing-cycles>
    <meta:generator>LibreOffice/3.6$Windows_x86 LibreOffice_project/da8c1e6-fd468f4-454e206-f42a4a9-143cfd</meta:generator>
    <dc:date>2012-10-23T10:33:59.10</dc:date>
    <meta:document-statistic meta:table-count="1" meta:image-count="0" meta:object-count="0" meta:page-count="1" meta:paragraph-count="18" meta:word-count="135" meta:character-count="898" meta:non-whitespace-character-count="776"/>
  </office:meta>
</office:document-meta>
</file>